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3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んんん・・・ん・・・っ、んんぅ・・・っ
（もじもじもじもじもじっ、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手洗いに行きたいですわあぁ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どれくらい待てばいいんですの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、今すぐこの計測が終わったとして、
　最後の1工程が残っていますのよ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た・・・お薬を飲み足して、ひたすら耐え
　続けるなん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・・・も、もうさすがに・・・我慢の限界
　ですわっ！！　お手洗いに行かせてください
　まし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もじっ！　きゅううぅぅんっ、くねくね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っ！　あのっ！！　こ、この実験は
まだ終わらないんで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測定状況から予想するに・・・あと
15分ってと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さ、最後の実験にはどれくらい
かかります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のは増強状態をコンスタントに維持
できるかどうかを見るだけだから、まあ5分くらい
で終わる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もしかして、けっこう切羽詰まって
き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・・・そんなことは・・・あ、ありま
せんわ・・・っ　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いうことは、あと20分でこの部屋から
　出られま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・・・に・・・20分・・・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です、もう少しだけ辛抱してくださいまし、
　わたくしの膀胱・・・っ！！　はう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ぁ・・・っ、もう・・・わたくし、も、もう・・・
（ぷるぷるぷるっ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め・・・お手洗い・・・行きたい・・・っ、お、
お手洗い・・・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我慢、で、できません・・・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る、ぅ、ぉ・・・お、ぉおしっこ・・・で、出て
しまいます・・・あ、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定着率はこんなも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ーケイ、いよいよ最後のステップに移ろう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っと終わりが見えてきました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のお薬を飲むんですの！？　早く言い
なさいなっ！！　は、はやく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「1」のボトルが1メモリだけ残ってるはず
だから、それをきれいに飲み干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たら5分だけ様子を見ておしまい。
分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すわ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び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あ！　計測スタートですわ！！　きっちり
5分ですのよっ！！　よろしくて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！　んじゃ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5分・・・あと5分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ったの5分だけ耐えれば、お、お手洗いに
　行っておしっこができる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、は、早く全部出してスッキリした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溜まったおしっこを・・・ぉ、思いっきり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ぅぅっ！　さ、最後の・・・我慢です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お手洗い・・・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おしっこ・・・お手洗い・・・おパンツを
　脱いで・・・座って、ぉ、おしっこ・・・おしっ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思いっきり・・・おしっこ・・・出したい・・・っ
　出したいですわっ！！　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クガクガクガ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ぁ、ぁああ、あ・・・ぁ、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は蒼麗の歌姫っ、パンギーニの・・・
こ、高貴なる、令嬢っ、ぜ、ぜったいに・・・っ
お粗相だけは・・・っ！　それだけ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うぅぅぅっ！！！（ぶるぶるぶるぶ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オッケーイ！！　ちゃんと増強状態が
維持できて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全工程が終わ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ゅ、終了ですわっ！！！　開けてっ！！！
扉を！！　は、早く扉を開けてくださいま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もぅわたくしっ、わたくし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、今開けるからちょっと待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　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ノは相談なんだけどさ、実はもう1つだけ
計測したいデータがある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必要ってわけじゃないんだけどさ、
できればこの機会に記録しておきた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分！　いや、2分でいいから！　お願い！
だめ？　無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んな・・・もう、わたくし限界なの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で断ればわたくしがお手洗いを
　我慢できないことを告白するようなもの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わたくし・・・ど、どうした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2分我慢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限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2分・・・つまり、120秒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120秒の間だけ、ぜ、全力で我慢すれば・・・っ
　それだけで、わ、わたくしの威厳は保たれ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っ、よろしく・・・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始めて、ください、な・・・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がと！　さすが魔族のエリートさんは
懐が深い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魔力練成の流動記録を・・・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ふぅ・・・っ、ふ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我慢がまんガマンがまんがま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ガマンっ、がまん、おしっこ我慢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だめ、でないで、お願い、出ないで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、んっ、ぁ、ああぁっ　（きゅううぅぅ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くぁっ！！　なみ・・・波が・・・っ！！　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うっ！！　だ・・・め、お・・・抑え、き、
きれな・・・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しゅうぅっ！　じゅじゅ・・・ぷしょわ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いやあぁぁっ！！　も、も、ぅ、だ・・・
だめ・・・だめええ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け、開けてっ！！　あけてええ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のおぉっ！！！　わ、わ、
わたくし、だめ、もうだめっ！！！　お願い、
あけ、・・・あけて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、あ、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おぉ、おそ、お粗相してしまいそうですの
おおおぉぉぉ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、なんか姉さんヤバそう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ん、ぁ、ああん、はあぅう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め、だめえ・・・ぇ・・・も、・・・む、むりぃ
は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ぁ、ああ、ぁ、あけ、開けない、で、ぇえ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ぃ、いやあああぁぁぁぁ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、わたくしが・・・！！　こ、この・・・
わたくしが・・・っ！！　はふうううぅぅぅ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</text:p>
          </table:table-cell>
          <table:table-cell table:style-name="ce0" office:value-type="string">
            <text:p>Map609
</text:p>
          </table:table-cell>
          <table:table-cell table:style-name="ce0"/>
          <table:table-cell table:style-name="ce0" office:value-type="string">
            <text:p>Y-yeah...</text:p>
          </table:table-cell>
          <table:table-cell table:number-columns-repeated="1020"/>
        </table:table-row>
        <table:table-row>
          <table:table-cell table:style-name="ce0" office:value-type="string">
            <text:p>ごめ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わああぁぁぁーーん！！　サッファァァ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けたのおおぉぉ～～～っ！！！
びえええええぇぇぇぇぇぇええええ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こに扉があったか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っわ、やっべ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今はフェードアウトしと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、これ以上は無理で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威厳を保ちたいのは山々ですが、も、もう
　我慢の限界ですの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の・・・も、もうしわけないのですが、
その・・・あの・・・わたくし、も、も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て・・・お手洗いに行きたくて、その・・・っ
我慢・・・で、できませんの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開けてくださいまし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？　残念だ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いいや、協力あんがとね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ぁぁっ！　やっと・・・やっとお手洗いに
　行けますわ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で、お、ぉしっこ・・・っ！！！
　おしっこができる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わわぁぁっ！！　しゅるしゅ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ひゅっ！？！？　あ、あんっ！！　はぁ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ぁっ、い、いや・・・だめ・・・で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ま、まだ・・・だ、め・・・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はあぁぁっ！！　く、ぅ・・・ぁ・・・は、ふ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、本当に・・・だめ、限界、ですわぁ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ま、間に合わなぃっ！　お手洗いまで
　我慢できないいいぃぃ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か、か、空の・・・ボト、
ボトルう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////　こ、このわたくしが・・・こんな
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ぁあぁ～～～♪　き、気持ちいいです
わああぁぁ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うっ！　も、もういっぱいになって
しまいます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めないと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んんんんんんん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はあ・・・</text:p>
          </table:table-cell>
          <table:table-cell table:style-name="ce0" office:value-type="string">
            <text:p>Map605
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魔界のお嬢様ってのは、ボトルがトイレなの？
（ニヤニヤ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ぴい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ああ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